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2.392cm"/>
    </style:style>
    <style:style style:name="co3" style:family="table-column">
      <style:table-column-properties fo:break-before="auto" style:column-width="2.783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1.6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5.373cm"/>
    </style:style>
    <style:style style:name="co9" style:family="table-column">
      <style:table-column-properties fo:break-before="auto" style:column-width="1.871cm"/>
    </style:style>
    <style:style style:name="co10" style:family="table-column">
      <style:table-column-properties fo:break-before="auto" style:column-width="2.501cm"/>
    </style:style>
    <style:style style:name="co11" style:family="table-column">
      <style:table-column-properties fo:break-before="auto" style:column-width="3.242cm"/>
    </style:style>
    <style:style style:name="co12" style:family="table-column">
      <style:table-column-properties fo:break-before="auto" style:column-width="2.305cm"/>
    </style:style>
    <style:style style:name="co13" style:family="table-column">
      <style:table-column-properties fo:break-before="auto" style:column-width="3.219cm"/>
    </style:style>
    <style:style style:name="co14" style:family="table-column">
      <style:table-column-properties fo:break-before="auto" style:column-width="5.242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PageStyle_5f_Движение_20_товаров">
      <style:table-properties table:display="true" style:writing-mode="lr-tb"/>
    </style:style>
    <style:style style:name="ta2" style:family="table" style:master-page-name="PageStyle_5f_Товар">
      <style:table-properties table:display="true" style:writing-mode="lr-tb"/>
    </style:style>
    <style:style style:name="ta3" style:family="table" style:master-page-name="PageStyle_5f_Магазин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Движение товаров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16377"/>
        <table:table-row table:style-name="ro1">
          <table:table-cell table:style-name="ce1" office:value-type="string" calcext:value-type="string">
            <text:p>ID операции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ID магазина</text:p>
          </table:table-cell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Тип операции</text:p>
          </table:table-cell>
          <table:table-cell table:style-name="ce1" office:value-type="string" calcext:value-type="string">
            <text:p>Количество упаковок, шт.</text:p>
          </table:table-cell>
          <table:table-cell table:style-name="ce1" office:value-type="string" calcext:value-type="string">
            <text:p>Цена руб./шт.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65" calcext:value-type="float">
            <text:p>165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16" calcext:value-type="float">
            <text:p>116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19" calcext:value-type="float">
            <text:p>119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4">
          <table:table-cell office:value-type="float" office:value="488" calcext:value-type="float">
            <text:p>48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4">
          <table:table-cell office:value-type="float" office:value="489" calcext:value-type="float">
            <text:p>48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4" calcext:value-type="float">
            <text:p>124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75" calcext:value-type="float">
            <text:p>77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76" calcext:value-type="float">
            <text:p>77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238" calcext:value-type="float">
            <text:p>238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4">
          <table:table-cell office:value-type="float" office:value="841" calcext:value-type="float">
            <text:p>84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4">
          <table:table-cell office:value-type="float" office:value="842" calcext:value-type="float">
            <text:p>84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98" calcext:value-type="float">
            <text:p>98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4">
          <table:table-cell office:value-type="float" office:value="933" calcext:value-type="float">
            <text:p>93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4">
          <table:table-cell office:value-type="float" office:value="934" calcext:value-type="float">
            <text:p>93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38" calcext:value-type="float">
            <text:p>138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9" calcext:value-type="float">
            <text:p>149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55" calcext:value-type="float">
            <text:p>155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51" calcext:value-type="float">
            <text:p>51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7" calcext:value-type="float">
            <text:p>147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58" calcext:value-type="float">
            <text:p>105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59" calcext:value-type="float">
            <text:p>105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4" calcext:value-type="float">
            <text:p>109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54" calcext:value-type="float">
            <text:p>154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53" calcext:value-type="float">
            <text:p>153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6" calcext:value-type="float">
            <text:p>146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4">
          <table:table-cell office:value-type="float" office:value="1282" calcext:value-type="float">
            <text:p>128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4">
          <table:table-cell office:value-type="float" office:value="1283" calcext:value-type="float">
            <text:p>128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7" calcext:value-type="float">
            <text:p>147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8" calcext:value-type="float">
            <text:p>130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9" calcext:value-type="float">
            <text:p>1319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1" calcext:value-type="float">
            <text:p>1321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2" calcext:value-type="float">
            <text:p>1322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3" calcext:value-type="float">
            <text:p>1323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6" calcext:value-type="float">
            <text:p>1326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8" calcext:value-type="float">
            <text:p>1328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4" calcext:value-type="float">
            <text:p>1334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2" calcext:value-type="float">
            <text:p>1342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4" calcext:value-type="float">
            <text:p>1344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5" calcext:value-type="float">
            <text:p>134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7" calcext:value-type="float">
            <text:p>134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8" calcext:value-type="float">
            <text:p>134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89" calcext:value-type="float">
            <text:p>89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8" calcext:value-type="float">
            <text:p>136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93" calcext:value-type="float">
            <text:p>93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5" calcext:value-type="float">
            <text:p>140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8" calcext:value-type="float">
            <text:p>140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2" calcext:value-type="float">
            <text:p>141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4" calcext:value-type="float">
            <text:p>141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5" calcext:value-type="float">
            <text:p>141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8" calcext:value-type="float">
            <text:p>141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33" calcext:value-type="float">
            <text:p>33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9" calcext:value-type="float">
            <text:p>141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3" calcext:value-type="float">
            <text:p>142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1" calcext:value-type="float">
            <text:p>41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6" calcext:value-type="float">
            <text:p>142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7" calcext:value-type="float">
            <text:p>142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8" calcext:value-type="float">
            <text:p>142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9" calcext:value-type="float">
            <text:p>142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0" calcext:value-type="float">
            <text:p>143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2" calcext:value-type="float">
            <text:p>143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6" calcext:value-type="float">
            <text:p>143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1" calcext:value-type="float">
            <text:p>41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3" calcext:value-type="float">
            <text:p>33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5" calcext:value-type="float">
            <text:p>147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1" calcext:value-type="float">
            <text:p>11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8" calcext:value-type="float">
            <text:p>147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1" calcext:value-type="float">
            <text:p>148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3" calcext:value-type="float">
            <text:p>151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4" calcext:value-type="float">
            <text:p>151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43" calcext:value-type="float">
            <text:p>43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3" calcext:value-type="float">
            <text:p>43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5" calcext:value-type="float">
            <text:p>157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7" calcext:value-type="float">
            <text:p>157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9" calcext:value-type="float">
            <text:p>157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1" calcext:value-type="float">
            <text:p>158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3" calcext:value-type="float">
            <text:p>158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5" calcext:value-type="float">
            <text:p>158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9" calcext:value-type="float">
            <text:p>59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8" calcext:value-type="float">
            <text:p>159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2" calcext:value-type="float">
            <text:p>160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4" calcext:value-type="float">
            <text:p>160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6" calcext:value-type="float">
            <text:p>160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8" calcext:value-type="float">
            <text:p>160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9" calcext:value-type="float">
            <text:p>160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87" calcext:value-type="float">
            <text:p>87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5" calcext:value-type="float">
            <text:p>161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7" calcext:value-type="float">
            <text:p>161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8" calcext:value-type="float">
            <text:p>161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6" calcext:value-type="float">
            <text:p>162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8" calcext:value-type="float">
            <text:p>162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4" calcext:value-type="float">
            <text:p>163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8" calcext:value-type="float">
            <text:p>163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1" calcext:value-type="float">
            <text:p>164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5" calcext:value-type="float">
            <text:p>164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8" calcext:value-type="float">
            <text:p>165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9" calcext:value-type="float">
            <text:p>165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4" calcext:value-type="float">
            <text:p>166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5" calcext:value-type="float">
            <text:p>166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6" calcext:value-type="float">
            <text:p>166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7" calcext:value-type="float">
            <text:p>166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1" calcext:value-type="float">
            <text:p>167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3" calcext:value-type="float">
            <text:p>167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5" calcext:value-type="float">
            <text:p>167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6" calcext:value-type="float">
            <text:p>167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9" calcext:value-type="float">
            <text:p>167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4" calcext:value-type="float">
            <text:p>168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5" calcext:value-type="float">
            <text:p>168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8" calcext:value-type="float">
            <text:p>168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0" calcext:value-type="float">
            <text:p>169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1" calcext:value-type="float">
            <text:p>169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2" calcext:value-type="float">
            <text:p>169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3" calcext:value-type="float">
            <text:p>169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4" calcext:value-type="float">
            <text:p>169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5" calcext:value-type="float">
            <text:p>169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7" calcext:value-type="float">
            <text:p>169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8" calcext:value-type="float">
            <text:p>169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63" calcext:value-type="float">
            <text:p>63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2" calcext:value-type="float">
            <text:p>170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5" calcext:value-type="float">
            <text:p>170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8" calcext:value-type="float">
            <text:p>170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9" calcext:value-type="float">
            <text:p>170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0" calcext:value-type="float">
            <text:p>171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1" calcext:value-type="float">
            <text:p>171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3" calcext:value-type="float">
            <text:p>171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4" calcext:value-type="float">
            <text:p>171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5" calcext:value-type="float">
            <text:p>171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6" calcext:value-type="float">
            <text:p>171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7" calcext:value-type="float">
            <text:p>171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9" calcext:value-type="float">
            <text:p>171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1" calcext:value-type="float">
            <text:p>172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2" calcext:value-type="float">
            <text:p>172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4" calcext:value-type="float">
            <text:p>172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7" calcext:value-type="float">
            <text:p>172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1" calcext:value-type="float">
            <text:p>173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2" calcext:value-type="float">
            <text:p>173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4" calcext:value-type="float">
            <text:p>173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7" calcext:value-type="float">
            <text:p>173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8" calcext:value-type="float">
            <text:p>173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9" calcext:value-type="float">
            <text:p>173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2" calcext:value-type="float">
            <text:p>174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3" calcext:value-type="float">
            <text:p>174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4" calcext:value-type="float">
            <text:p>174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8" calcext:value-type="float">
            <text:p>174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1" calcext:value-type="float">
            <text:p>41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9" calcext:value-type="float">
            <text:p>175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6" calcext:value-type="float">
            <text:p>177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3" calcext:value-type="float">
            <text:p>33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7" calcext:value-type="float">
            <text:p>178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1" calcext:value-type="float">
            <text:p>11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43" calcext:value-type="float">
            <text:p>43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5" calcext:value-type="float">
            <text:p>180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6" calcext:value-type="float">
            <text:p>180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7" calcext:value-type="float">
            <text:p>180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8" calcext:value-type="float">
            <text:p>180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9" calcext:value-type="float">
            <text:p>180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1" calcext:value-type="float">
            <text:p>181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2" calcext:value-type="float">
            <text:p>181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4" calcext:value-type="float">
            <text:p>181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6" calcext:value-type="float">
            <text:p>181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7" calcext:value-type="float">
            <text:p>181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3" calcext:value-type="float">
            <text:p>43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5" calcext:value-type="float">
            <text:p>182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6" calcext:value-type="float">
            <text:p>182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7" calcext:value-type="float">
            <text:p>182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8" calcext:value-type="float">
            <text:p>182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9" calcext:value-type="float">
            <text:p>182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0" calcext:value-type="float">
            <text:p>183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4" calcext:value-type="float">
            <text:p>183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2" calcext:value-type="float">
            <text:p>184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4" calcext:value-type="float">
            <text:p>184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6" calcext:value-type="float">
            <text:p>184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7" calcext:value-type="float">
            <text:p>184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8" calcext:value-type="float">
            <text:p>184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9" calcext:value-type="float">
            <text:p>184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1" calcext:value-type="float">
            <text:p>185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2" calcext:value-type="float">
            <text:p>185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5" calcext:value-type="float">
            <text:p>185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6" calcext:value-type="float">
            <text:p>185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33" calcext:value-type="float">
            <text:p>33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4" calcext:value-type="float">
            <text:p>186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1" calcext:value-type="float">
            <text:p>41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6" calcext:value-type="float">
            <text:p>186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7" calcext:value-type="float">
            <text:p>186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0" calcext:value-type="float">
            <text:p>187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1" calcext:value-type="float">
            <text:p>187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7" calcext:value-type="float">
            <text:p>187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9" calcext:value-type="float">
            <text:p>187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1" calcext:value-type="float">
            <text:p>188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7" calcext:value-type="float">
            <text:p>188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8" calcext:value-type="float">
            <text:p>188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2" calcext:value-type="float">
            <text:p>189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3" calcext:value-type="float">
            <text:p>189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4" calcext:value-type="float">
            <text:p>189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7" calcext:value-type="float">
            <text:p>189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8" calcext:value-type="float">
            <text:p>189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3" calcext:value-type="float">
            <text:p>190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5" calcext:value-type="float">
            <text:p>190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6" calcext:value-type="float">
            <text:p>190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7" calcext:value-type="float">
            <text:p>190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8" calcext:value-type="float">
            <text:p>190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9" calcext:value-type="float">
            <text:p>190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4" calcext:value-type="float">
            <text:p>191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5" calcext:value-type="float">
            <text:p>191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7" calcext:value-type="float">
            <text:p>191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8" calcext:value-type="float">
            <text:p>191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1" calcext:value-type="float">
            <text:p>192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2" calcext:value-type="float">
            <text:p>192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3" calcext:value-type="float">
            <text:p>192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4" calcext:value-type="float">
            <text:p>192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5" calcext:value-type="float">
            <text:p>192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7" calcext:value-type="float">
            <text:p>192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3" calcext:value-type="float">
            <text:p>193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4" calcext:value-type="float">
            <text:p>193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5" calcext:value-type="float">
            <text:p>193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6" calcext:value-type="float">
            <text:p>193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7" calcext:value-type="float">
            <text:p>193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8" calcext:value-type="float">
            <text:p>193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9" calcext:value-type="float">
            <text:p>193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1" calcext:value-type="float">
            <text:p>194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3" calcext:value-type="float">
            <text:p>194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6" calcext:value-type="float">
            <text:p>194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9" calcext:value-type="float">
            <text:p>194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1" calcext:value-type="float">
            <text:p>195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4" calcext:value-type="float">
            <text:p>195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5" calcext:value-type="float">
            <text:p>195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7" calcext:value-type="float">
            <text:p>195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9" calcext:value-type="float">
            <text:p>195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1" calcext:value-type="float">
            <text:p>196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2" calcext:value-type="float">
            <text:p>196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4" calcext:value-type="float">
            <text:p>196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5" calcext:value-type="float">
            <text:p>196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9" calcext:value-type="float">
            <text:p>196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43" calcext:value-type="float">
            <text:p>43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3" calcext:value-type="float">
            <text:p>43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6" calcext:value-type="float">
            <text:p>202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9" calcext:value-type="float">
            <text:p>59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7" calcext:value-type="float">
            <text:p>202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8" calcext:value-type="float">
            <text:p>202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2" calcext:value-type="float">
            <text:p>22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9" calcext:value-type="float">
            <text:p>202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0" calcext:value-type="float">
            <text:p>203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1" calcext:value-type="float">
            <text:p>203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2" calcext:value-type="float">
            <text:p>203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3" calcext:value-type="float">
            <text:p>203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4" calcext:value-type="float">
            <text:p>203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3" calcext:value-type="float">
            <text:p>13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7" calcext:value-type="float">
            <text:p>203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8" calcext:value-type="float">
            <text:p>203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9" calcext:value-type="float">
            <text:p>203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1" calcext:value-type="float">
            <text:p>204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2" calcext:value-type="float">
            <text:p>204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3" calcext:value-type="float">
            <text:p>204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5" calcext:value-type="float">
            <text:p>204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6" calcext:value-type="float">
            <text:p>204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9" calcext:value-type="float">
            <text:p>204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2" calcext:value-type="float">
            <text:p>205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3" calcext:value-type="float">
            <text:p>205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4" calcext:value-type="float">
            <text:p>205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5" calcext:value-type="float">
            <text:p>205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7" calcext:value-type="float">
            <text:p>205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9" calcext:value-type="float">
            <text:p>205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0" calcext:value-type="float">
            <text:p>206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1" calcext:value-type="float">
            <text:p>206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2" calcext:value-type="float">
            <text:p>206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3" calcext:value-type="float">
            <text:p>206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4" calcext:value-type="float">
            <text:p>206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5" calcext:value-type="float">
            <text:p>206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6" calcext:value-type="float">
            <text:p>206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7" calcext:value-type="float">
            <text:p>206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8" calcext:value-type="float">
            <text:p>206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9" calcext:value-type="float">
            <text:p>206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0" calcext:value-type="float">
            <text:p>207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1" calcext:value-type="float">
            <text:p>207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3" calcext:value-type="float">
            <text:p>207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4" calcext:value-type="float">
            <text:p>207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5" calcext:value-type="float">
            <text:p>207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6" calcext:value-type="float">
            <text:p>207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7" calcext:value-type="float">
            <text:p>207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8" calcext:value-type="float">
            <text:p>207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9" calcext:value-type="float">
            <text:p>207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0" calcext:value-type="float">
            <text:p>208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1" calcext:value-type="float">
            <text:p>208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2" calcext:value-type="float">
            <text:p>208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3" calcext:value-type="float">
            <text:p>208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4" calcext:value-type="float">
            <text:p>208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5" calcext:value-type="float">
            <text:p>208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6" calcext:value-type="float">
            <text:p>208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7" calcext:value-type="float">
            <text:p>208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8" calcext:value-type="float">
            <text:p>208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9" calcext:value-type="float">
            <text:p>208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0" calcext:value-type="float">
            <text:p>209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1" calcext:value-type="float">
            <text:p>209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2" calcext:value-type="float">
            <text:p>209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3" calcext:value-type="float">
            <text:p>209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4" calcext:value-type="float">
            <text:p>209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5" calcext:value-type="float">
            <text:p>209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6" calcext:value-type="float">
            <text:p>209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7" calcext:value-type="float">
            <text:p>209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8" calcext:value-type="float">
            <text:p>209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9" calcext:value-type="float">
            <text:p>209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1" calcext:value-type="float">
            <text:p>210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2" calcext:value-type="float">
            <text:p>210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3" calcext:value-type="float">
            <text:p>210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4" calcext:value-type="float">
            <text:p>210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5" calcext:value-type="float">
            <text:p>210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6" calcext:value-type="float">
            <text:p>210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7" calcext:value-type="float">
            <text:p>210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8" calcext:value-type="float">
            <text:p>210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9" calcext:value-type="float">
            <text:p>210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0" calcext:value-type="float">
            <text:p>211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1" calcext:value-type="float">
            <text:p>211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2" calcext:value-type="float">
            <text:p>211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3" calcext:value-type="float">
            <text:p>211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4" calcext:value-type="float">
            <text:p>211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5" calcext:value-type="float">
            <text:p>211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6" calcext:value-type="float">
            <text:p>211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7" calcext:value-type="float">
            <text:p>211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8" calcext:value-type="float">
            <text:p>211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9" calcext:value-type="float">
            <text:p>211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0" calcext:value-type="float">
            <text:p>212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1" calcext:value-type="float">
            <text:p>212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2" calcext:value-type="float">
            <text:p>212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3" calcext:value-type="float">
            <text:p>212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4" calcext:value-type="float">
            <text:p>212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5" calcext:value-type="float">
            <text:p>212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6" calcext:value-type="float">
            <text:p>212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7" calcext:value-type="float">
            <text:p>212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8" calcext:value-type="float">
            <text:p>212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9" calcext:value-type="float">
            <text:p>212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0" calcext:value-type="float">
            <text:p>213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1" calcext:value-type="float">
            <text:p>213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2" calcext:value-type="float">
            <text:p>213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3" calcext:value-type="float">
            <text:p>213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4" calcext:value-type="float">
            <text:p>213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5" calcext:value-type="float">
            <text:p>213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6" calcext:value-type="float">
            <text:p>213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7" calcext:value-type="float">
            <text:p>213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8" calcext:value-type="float">
            <text:p>213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9" calcext:value-type="float">
            <text:p>213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0" calcext:value-type="float">
            <text:p>214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1" calcext:value-type="float">
            <text:p>214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2" calcext:value-type="float">
            <text:p>214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3" calcext:value-type="float">
            <text:p>214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4" calcext:value-type="float">
            <text:p>214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5" calcext:value-type="float">
            <text:p>214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6" calcext:value-type="float">
            <text:p>214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7" calcext:value-type="float">
            <text:p>214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8" calcext:value-type="float">
            <text:p>214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9" calcext:value-type="float">
            <text:p>214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0" calcext:value-type="float">
            <text:p>215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1" calcext:value-type="float">
            <text:p>215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2" calcext:value-type="float">
            <text:p>215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3" calcext:value-type="float">
            <text:p>215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4" calcext:value-type="float">
            <text:p>215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5" calcext:value-type="float">
            <text:p>215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6" calcext:value-type="float">
            <text:p>215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7" calcext:value-type="float">
            <text:p>215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8" calcext:value-type="float">
            <text:p>215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9" calcext:value-type="float">
            <text:p>215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0" calcext:value-type="float">
            <text:p>216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1" calcext:value-type="float">
            <text:p>2161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2" calcext:value-type="float">
            <text:p>2162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3" calcext:value-type="float">
            <text:p>2163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4" calcext:value-type="float">
            <text:p>2164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5" calcext:value-type="float">
            <text:p>2165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6" calcext:value-type="float">
            <text:p>2166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7" calcext:value-type="float">
            <text:p>2167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8" calcext:value-type="float">
            <text:p>2168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9" calcext:value-type="float">
            <text:p>2169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0" calcext:value-type="float">
            <text:p>2170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1" calcext:value-type="float">
            <text:p>2171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2" calcext:value-type="float">
            <text:p>2172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3" calcext:value-type="float">
            <text:p>2173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4" calcext:value-type="float">
            <text:p>2174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5" calcext:value-type="float">
            <text:p>2175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6" calcext:value-type="float">
            <text:p>2176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7" calcext:value-type="float">
            <text:p>2177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8" calcext:value-type="float">
            <text:p>2178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9" calcext:value-type="float">
            <text:p>2179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0" calcext:value-type="float">
            <text:p>2180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1" calcext:value-type="float">
            <text:p>2181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2" calcext:value-type="float">
            <text:p>2182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3" calcext:value-type="float">
            <text:p>2183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4" calcext:value-type="float">
            <text:p>2184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5" calcext:value-type="float">
            <text:p>2185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6" calcext:value-type="float">
            <text:p>2186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7" calcext:value-type="float">
            <text:p>2187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8" calcext:value-type="float">
            <text:p>2188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9" calcext:value-type="float">
            <text:p>2189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0" calcext:value-type="float">
            <text:p>2190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1" calcext:value-type="float">
            <text:p>2191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2" calcext:value-type="float">
            <text:p>2192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3" calcext:value-type="float">
            <text:p>2193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4" calcext:value-type="float">
            <text:p>2194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5" calcext:value-type="float">
            <text:p>2195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6" calcext:value-type="float">
            <text:p>2196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7" calcext:value-type="float">
            <text:p>2197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8" calcext:value-type="float">
            <text:p>2198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9" calcext:value-type="float">
            <text:p>2199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1" calcext:value-type="float">
            <text:p>2201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2" calcext:value-type="float">
            <text:p>2202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3" calcext:value-type="float">
            <text:p>2203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4" calcext:value-type="float">
            <text:p>2204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5" calcext:value-type="float">
            <text:p>2205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6" calcext:value-type="float">
            <text:p>2206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7" calcext:value-type="float">
            <text:p>2207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8" calcext:value-type="float">
            <text:p>2208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9" calcext:value-type="float">
            <text:p>2209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0" calcext:value-type="float">
            <text:p>2210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1" calcext:value-type="float">
            <text:p>2211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2" calcext:value-type="float">
            <text:p>2212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3" calcext:value-type="float">
            <text:p>2213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4" calcext:value-type="float">
            <text:p>2214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5" calcext:value-type="float">
            <text:p>2215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6" calcext:value-type="float">
            <text:p>2216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7" calcext:value-type="float">
            <text:p>2217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8" calcext:value-type="float">
            <text:p>2218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9" calcext:value-type="float">
            <text:p>2219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0" calcext:value-type="float">
            <text:p>2220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1" calcext:value-type="float">
            <text:p>2221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2" calcext:value-type="float">
            <text:p>2222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3" calcext:value-type="float">
            <text:p>2223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4" calcext:value-type="float">
            <text:p>2224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5" calcext:value-type="float">
            <text:p>2225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6" calcext:value-type="float">
            <text:p>2226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7" calcext:value-type="float">
            <text:p>2227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8" calcext:value-type="float">
            <text:p>2228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9" calcext:value-type="float">
            <text:p>2229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0" calcext:value-type="float">
            <text:p>2230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1" calcext:value-type="float">
            <text:p>2231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2" calcext:value-type="float">
            <text:p>2232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3" calcext:value-type="float">
            <text:p>2233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4" calcext:value-type="float">
            <text:p>2234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5" calcext:value-type="float">
            <text:p>2235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6" calcext:value-type="float">
            <text:p>2236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7" calcext:value-type="float">
            <text:p>2237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8" calcext:value-type="float">
            <text:p>2238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9" calcext:value-type="float">
            <text:p>2239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0" calcext:value-type="float">
            <text:p>2240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1" calcext:value-type="float">
            <text:p>2241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2" calcext:value-type="float">
            <text:p>2242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3" calcext:value-type="float">
            <text:p>2243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4" calcext:value-type="float">
            <text:p>2244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5" calcext:value-type="float">
            <text:p>2245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6" calcext:value-type="float">
            <text:p>2246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7" calcext:value-type="float">
            <text:p>2247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8" calcext:value-type="float">
            <text:p>2248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9" calcext:value-type="float">
            <text:p>2249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1" calcext:value-type="float">
            <text:p>2251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2" calcext:value-type="float">
            <text:p>2252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3" calcext:value-type="float">
            <text:p>2253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4" calcext:value-type="float">
            <text:p>2254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5" calcext:value-type="float">
            <text:p>2255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6" calcext:value-type="float">
            <text:p>2256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7" calcext:value-type="float">
            <text:p>2257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8" calcext:value-type="float">
            <text:p>2258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9" calcext:value-type="float">
            <text:p>2259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0" calcext:value-type="float">
            <text:p>2260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1" calcext:value-type="float">
            <text:p>2261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2" calcext:value-type="float">
            <text:p>2262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3" calcext:value-type="float">
            <text:p>2263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4" calcext:value-type="float">
            <text:p>2264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5" calcext:value-type="float">
            <text:p>2265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6" calcext:value-type="float">
            <text:p>2266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7" calcext:value-type="float">
            <text:p>2267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8" calcext:value-type="float">
            <text:p>2268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9" calcext:value-type="float">
            <text:p>2269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70" calcext:value-type="float">
            <text:p>2270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71" calcext:value-type="float">
            <text:p>2271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72" calcext:value-type="float">
            <text:p>2272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</table:table>
      <table:table table:name="Товар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6378"/>
        <table:table-row table:style-name="ro5"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Отдел</text:p>
          </table:table-cell>
          <table:table-cell table:style-name="ce1" office:value-type="string" calcext:value-type="string">
            <text:p>Наименование товара</text:p>
          </table:table-cell>
          <table:table-cell table:style-name="ce1" office:value-type="string" calcext:value-type="string">
            <text:p>Ед. изм</text:p>
          </table:table-cell>
          <table:table-cell table:style-name="ce1" office:value-type="string" calcext:value-type="string">
            <text:p>Количество в упаковке</text:p>
          </table:table-cell>
          <table:table-cell table:style-name="ce1" office:value-type="string" calcext:value-type="string">
            <text:p>Поставщик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ультрапастеризованное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безлактоз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детское с 8 месяцев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3,2%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обезжиренный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Ряженка термостатна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10%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35% для взбивани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1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2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кокосов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овся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г 9% жирност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жок детский сладкий</text:p>
          </table:table-cell>
          <table:table-cell office:value-type="string" calcext:value-type="string">
            <text:p>кг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Яйцо диетическое</text:p>
          </table:table-cell>
          <table:table-cell office:value-type="string" calcext:value-type="string">
            <text:p>ш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тицеферм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асло сливочное крестьянское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гречневая ядриц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ма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шено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ерлов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кругл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длинн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Бурый ри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спагетти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вермишель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рож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перь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песок бел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демерара коричнев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рафинад быстро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Лапша гречн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Фунчоз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хлебопекарная в\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бли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Горох желтый колот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ечевица крас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овсяные Геркулес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4 злак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укурузные хлопья с сахаром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каменная помол №1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поваренная Экстр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ахмал картофель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да пищ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черный индийски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зеленый 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в зернах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молот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доктор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любитель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ервелат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краков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молоч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венски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кури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ардель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сырокопченая салям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сыр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Грудинка копчен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Ветчина в оболочк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фермерский с грибам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из куриной печен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ливерная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</table:table>
      <table:table table:name="Магазин" table:style-name="ta3">
        <office:forms form:automatic-focus="false" form:apply-design-mode="false"/>
        <table:table-column table:style-name="co12" table:default-cell-style-name="ce4"/>
        <table:table-column table:style-name="co13" table:default-cell-style-name="Default"/>
        <table:table-column table:style-name="co14" table:default-cell-style-name="Default"/>
        <table:table-column table:style-name="co6" table:number-columns-repeated="16381"/>
        <table:table-row table:style-name="ro2">
          <table:table-cell table:style-name="ce3" office:value-type="string" calcext:value-type="string">
            <text:p>ID магазина</text:p>
          </table:table-cell>
          <table:table-cell table:style-name="ce3" office:value-type="string" calcext:value-type="string">
            <text:p>Район</text:p>
          </table:table-cell>
          <table:table-cell table:style-name="ce3" office:value-type="string" calcext:value-type="string">
            <text:p>Адрес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1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росп. Мира, 45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Металлургов, 12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Колхозная, 11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4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Заводская, 22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5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ул. Гагарина, 17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6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росп. Мира, 10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7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Заводская, 3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8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Сталеваров, 14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9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Прибрежная, 7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10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л. Революции, 1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11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Луговая, 21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12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Мартеновская, 2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13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Мартеновская, 36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14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Элеваторная, 15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15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ушкинская, 8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16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Металлургов. 29</text:p>
          </table:table-cell>
          <table:table-cell table:style-name="Default" table:number-columns-repeated="16381"/>
        </table:table-row>
      </table:table>
      <table:named-expressions/>
      <table:database-ranges>
        <table:database-range table:name="__Anonymous_Sheet_DB__0" table:target-range-address="'Движение товаров'.A1:'Движение товаров'.G2273"/>
        <table:database-range table:name="__Anonymous_Sheet_DB__2" table:target-range-address="Магазин.A1:Магазин.C17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Магазин" style:display-name="PageStyle_Магазин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Товар" style:display-name="PageStyle_Товар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Движение_20_товаров" style:display-name="PageStyle_Движение товаров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Слава</meta:initial-creator>
    <dc:creator>user</dc:creator>
    <meta:creation-date>2021-07-09T17:04:06</meta:creation-date>
    <dc:date>2024-07-08T20:54:26</dc:date>
    <meta:generator>LibreOffice/25.2.6.2$Windows_X86_64 LibreOffice_project/729c5bfe710f5eb71ed3bbde9e06a6065e9c6c5d</meta:generator>
    <meta:document-statistic meta:table-count="3" meta:cell-count="16352" meta:object-count="0"/>
    <meta:user-defined meta:name="AppVersion">16.0300</meta:user-defined>
  </office:meta>
</office:document-meta>
</file>